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mework 6: Trees</text:p>
      <text:p text:style-name="Standard">Data Structures</text:p>
      <text:p text:style-name="Standard"/>
      <text:p text:style-name="Standard">Write pseudo-code for problems requiring code. Do not write Java, Python or C++.</text:p>
      <text:p text:style-name="Standard">You are responsible for the appropriate level of detail. For the questions asking for</text:p>
      <text:p text:style-name="Standard">justification, please provide a detailed mathematically oriented discussion. A proof</text:p>
      <text:p text:style-name="Standard">is not required.</text:p>
      <text:p text:style-name="Standard"/>
      <text:p text:style-name="Standard">1. How many ancestors does a node at level n in a binary tree have? Provide</text:p>
      <text:p text:style-name="Standard">justification.</text:p>
      <text:p text:style-name="Standard"/>
      <text:p text:style-name="Standard">2. Prove that a strictly binary tree (regular binary tree) with n leaves contains 2n-1</text:p>
      <text:p text:style-name="Standard">nodes. Provide justification.</text:p>
      <text:p text:style-name="Standard"/>
      <text:p text:style-name="Standard">3. Explain in detail that if m pointer fields are set aside in each node of a general</text:p>
      <text:p text:style-name="Standard">m-ary tree to point to a maximum of m child nodes, and if the number of nodes</text:p>
      <text:p text:style-name="Standard">in the tree is n, the number of null child pointer fields is n*(m-1)+1.</text:p>
      <text:p text:style-name="Standard"/>
      <text:p text:style-name="Standard">4. Define the Fibonacci binary tree of order n as follows: If n=0 or n=1, the tree</text:p>
      <text:p text:style-name="Standard">consists of a single node. If n&gt;1, the tree consists of a root, with the Fibonacci</text:p>
      <text:p text:style-name="Standard">tree of order n-1 as the left subtree and the Fibonacci tree of order n-2 as the</text:p>
      <text:p text:style-name="Standard">right subtree. Write a method that builds a Fibonacci binary tree of order n and</text:p>
      <text:p text:style-name="Standard">returns a pointer to it.</text:p>
      <text:p text:style-name="Standard"/>
      <text:p text:style-name="Standard">5. Answer the following questions about Fibonacci binary tree defined in the</text:p>
      <text:p text:style-name="Standard">previous problem.</text:p>
      <text:p text:style-name="Standard">a. Is such a tree strictly binary?</text:p>
      <text:p text:style-name="Standard">b. What is the number of leaves in the Fibonacci tree of order n?</text:p>
      <text:p text:style-name="Standard">c. What is the depth of the Fibonacci tree of order n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7:43:33.431000000</meta:creation-date>
    <dc:date>2023-10-09T17:44:04.233000000</dc:date>
    <meta:editing-duration>PT31S</meta:editing-duration>
    <meta:editing-cycles>1</meta:editing-cycles>
    <meta:document-statistic meta:table-count="0" meta:image-count="0" meta:object-count="0" meta:page-count="1" meta:paragraph-count="23" meta:word-count="246" meta:character-count="1328" meta:non-whitespace-character-count="1105"/>
    <meta:generator>LibreOffice/7.6.1.2$Windows_X86_64 LibreOffice_project/f5defcebd022c5bc36bbb79be232cb6926d8f674</meta:generator>
  </office:meta>
</office:document-meta>
</file>